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No_20_Spacing" style:list-style-name="WWNum6"/>
    <style:style style:name="P2" style:family="paragraph" style:parent-style-name="No_20_Spacing" style:list-style-name="WWNum1"/>
    <style:style style:name="P3" style:family="paragraph" style:parent-style-name="No_20_Spacing" style:list-style-name="WWNum2"/>
    <style:style style:name="P4" style:family="paragraph" style:parent-style-name="No_20_Spacing" style:list-style-name="WWNum3"/>
    <style:style style:name="P5" style:family="paragraph" style:parent-style-name="No_20_Spacing">
      <style:text-properties style:text-underline-style="solid" style:text-underline-width="auto" style:text-underline-color="font-color"/>
    </style:style>
    <style:style style:name="P6" style:family="paragraph" style:parent-style-name="No_20_Spacing" style:list-style-name="WWNum4"/>
    <style:style style:name="P7" style:family="paragraph" style:parent-style-name="No_20_Spacing" style:list-style-name="WWNum5"/>
    <style:style style:name="P8" style:family="paragraph" style:parent-style-name="Heading_20_1" style:master-page-name="Standard">
      <style:paragraph-properties fo:text-align="center" style:justify-single-word="false" style:page-number="auto"/>
    </style:style>
    <style:style style:name="T1"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43255941519426828" text:style-name="Outline">
        <text:list-item>
          <text:h text:style-name="P8" text:outline-level="1"><text:bookmark text:name="_GoBack"/>Work Experience – Phill Dellow.</text:h>
        </text:list-item>
      </text:list>
      <text:p text:style-name="No_20_Spacing"/>
      <text:p text:style-name="No_20_Spacing"><text:span text:style-name="T1">2014-2012 Quality Coordinator Imperial Tobacco NZ Ltd.</text:span></text:p>
      <text:p text:style-name="No_20_Spacing"/>
      <text:p text:style-name="No_20_Spacing">Reports: 2 direct Quality Assurance Technicians</text:p>
      <text:p text:style-name="No_20_Spacing"/>
      <text:p text:style-name="No_20_Spacing">Key Responsibilities: </text:p>
      <text:p text:style-name="No_20_Spacing"/>
      <text:list xml:id="list1892504402827289572" text:style-name="WWNum6">
        <text:list-item>
          <text:p text:style-name="P1"><text:span text:style-name="T1">Technical Consumer Response Advisor</text:span>. - <text:s/>Advised Marketing, who owned the customer complaints service, when and how complaints were justified or not, based on knowledge of the manufacturing process.</text:p>
        </text:list-item>
      </text:list>
      <text:p text:style-name="No_20_Spacing"/>
      <text:list xml:id="list31616558" text:continue-numbering="true" text:style-name="WWNum6">
        <text:list-item>
          <text:p text:style-name="P1"><text:span text:style-name="T1">Product Quality Rating System (PQRS). </text:span>– The main database and reporting software that measures quality in the final product. I was responsible for the systems maintenance and for the communication of the Factory Quality Score to both Central Quality Management in Hamburg, the Executive Management Team in New Zealand and the factory floor staff. Led fact finding and problem solving initiatives as reactive measures to faults highlighted through this quality assurance system through to preventative actions.</text:p>
        </text:list-item>
      </text:list>
      <text:p text:style-name="No_20_Spacing"/>
      <text:list xml:id="list31625869" text:continue-numbering="true" text:style-name="WWNum6">
        <text:list-item>
          <text:p text:style-name="P1"><text:span text:style-name="T1">Factory Operators Quality Self Check System.</text:span> –Implemented a Quality control box self-check quality control system onto the factory floor. This involved tailoring the systems published by Central Quality Management into site specific and achievable systems of ‘self-checking’ routines and training the hundred or so factory staff in its use and purpose.</text:p>
        </text:list-item>
      </text:list>
      <text:p text:style-name="No_20_Spacing"/>
      <text:list xml:id="list31629854" text:continue-numbering="true" text:style-name="WWNum6">
        <text:list-item>
          <text:p text:style-name="P1"><text:span text:style-name="T1">Incoming Materials Quality Assurance.</text:span> - Communicated and established group required acceptable quality levels to material suppliers and negotiated corrective and preventative actions with them when opportunities for improvements arose. Developed the Non-Conformance system for material quality detailing when who and how much to reject and why.</text:p>
        </text:list-item>
      </text:list>
      <text:p text:style-name="No_20_Spacing"/>
      <text:list xml:id="list31620754" text:continue-numbering="true" text:style-name="WWNum6">
        <text:list-item>
          <text:p text:style-name="P1"><text:span text:style-name="T1">Training.</text:span> –Trainer of Behavioural Safety Awareness Program to 160 people over three years. I developed and trained the incoming quality staff in their roles and responsibilities during the factory’s expansion phase. I developed and trained the Material Handlers and Machine Operators in the non-conformance system for materials. I developed and trained all factory staff in the self-check quality control system and its impacts and down-stream effects.</text:p>
        </text:list-item>
      </text:list>
      <text:p text:style-name="No_20_Spacing"/>
      <text:p text:style-name="No_20_Spacing">Key Wins:</text:p>
      <text:list xml:id="list839258962205118926" text:style-name="WWNum1">
        <text:list-item>
          <text:p text:style-name="P2">Quality score improved by 5% percent while volume increased by a factor of 4.5</text:p>
        </text:list-item>
        <text:list-item>
          <text:p text:style-name="P2">Formed good business partnerships at all levels with both internal and external stakeholders.</text:p>
        </text:list-item>
        <text:list-item>
          <text:p text:style-name="P2">Wider understanding of interpersonal dynamics, business practice, coaching and training.</text:p>
        </text:list-item>
      </text:list>
      <text:p text:style-name="No_20_Spacing"/>
      <text:p text:style-name="No_20_Spacing"><text:span text:style-name="T1">2012-2008 Quality Services Technician Imperial Tobacco New Zealand Ltd.</text:span></text:p>
      <text:p text:style-name="No_20_Spacing"/>
      <text:p text:style-name="No_20_Spacing">Key Responsibilities:</text:p>
      <text:p text:style-name="No_20_Spacing"/>
      <text:list xml:id="list6678312334668814179" text:style-name="WWNum2">
        <text:list-item>
          <text:p text:style-name="P3">Moisture Testing of final and semi-finished product.</text:p>
        </text:list-item>
        <text:list-item>
          <text:p text:style-name="P3">Menthol Analysis of semi - finished product by gas chromatography.</text:p>
        </text:list-item>
        <text:list-item>
          <text:p text:style-name="P3">Visual Inspection of final product.</text:p>
        </text:list-item>
        <text:list-item>
          <text:p text:style-name="P3"><text:soft-page-break/>Maintained Product Quality Rating Systems – Introduction of updates and new testing systems.</text:p>
        </text:list-item>
        <text:list-item>
          <text:p text:style-name="P3">Corrective actions for non-compliant product.</text:p>
        </text:list-item>
      </text:list>
      <text:p text:style-name="Standard"/>
      <text:p text:style-name="No_20_Spacing"><text:span text:style-name="T1">2008-2001 Chef, Various Positions and Places</text:span></text:p>
      <text:p text:style-name="No_20_Spacing"/>
      <text:p text:style-name="No_20_Spacing">Highlights:</text:p>
      <text:p text:style-name="No_20_Spacing"/>
      <text:p text:style-name="No_20_Spacing">Working for 6 months on the Deep Sea Fishing Vessel Amatal Enterprise in the Southern Ocean. I was solely responsible for the ordering, menu design and cooking for 6 week trips for a crew of 40.</text:p>
      <text:p text:style-name="No_20_Spacing"/>
      <text:p text:style-name="No_20_Spacing">Maria Pia’s Trattoria – While training under Pia for two years we had the distinction of being the only restaurant to have gained a silver spoon outside of Italy.</text:p>
      <text:p text:style-name="No_20_Spacing"/>
      <text:p text:style-name="No_20_Spacing">Key Learnings:</text:p>
      <text:list xml:id="list3013655764787791296" text:style-name="WWNum3">
        <text:list-item>
          <text:p text:style-name="P4">Knowing my limits. </text:p>
        </text:list-item>
        <text:list-item>
          <text:p text:style-name="P4">Working to the highest standard of quality under the tightest of time constraints. </text:p>
        </text:list-item>
        <text:list-item>
          <text:p text:style-name="P4">Working as a team member and team building.</text:p>
        </text:list-item>
        <text:list-item>
          <text:p text:style-name="P4">The logistics of ordering, preparation and cost influence on customer satisfaction.</text:p>
        </text:list-item>
      </text:list>
      <text:p text:style-name="P5"/>
      <text:p text:style-name="No_20_Spacing"><text:span text:style-name="T1">2000-1994 Laboratory / Development Technician British American Tobacco &amp; Imperial Tobacco.</text:span></text:p>
      <text:p text:style-name="P5"/>
      <text:p text:style-name="No_20_Spacing">Responsible for various industry-specific analyses and reporting no longer performed in NZ.</text:p>
      <text:p text:style-name="No_20_Spacing">(TAR and Nicotine Analysis for Government compliance testing using Gas Liquid Chromatography etc).</text:p>
      <text:p text:style-name="No_20_Spacing"/>
      <text:p text:style-name="No_20_Spacing"><text:span text:style-name="T1">Qualifications:</text:span></text:p>
      <text:list xml:id="list386919539352055869" text:style-name="WWNum4">
        <text:list-item>
          <text:p text:style-name="P6">Telac Qualified Internal Auditor for both 9001 and 14001</text:p>
        </text:list-item>
        <text:list-item>
          <text:p text:style-name="P6">London City and Guilds Diploma in Cookery and Culinary Arts</text:p>
        </text:list-item>
      </text:list>
      <text:p text:style-name="No_20_Spacing"/>
      <text:p text:style-name="No_20_Spacing">I have also completed certificates or attended courses in:</text:p>
      <text:list xml:id="list5593616342691616442" text:style-name="WWNum5">
        <text:list-item>
          <text:p text:style-name="P7">Change Management</text:p>
        </text:list-item>
        <text:list-item>
          <text:p text:style-name="P7">Project Management</text:p>
        </text:list-item>
        <text:list-item>
          <text:p text:style-name="P7">Behavioural Safety</text:p>
        </text:list-item>
        <text:list-item>
          <text:p text:style-name="P7">First Aid</text:p>
        </text:list-item>
        <text:list-item>
          <text:p text:style-name="P7">Gas Chromatography</text:p>
        </text:list-item>
        <text:list-item>
          <text:p text:style-name="P7">Safe Handling (chemicals)</text:p>
        </text:list-item>
        <text:list-item>
          <text:p text:style-name="P7">Firefighting</text:p>
        </text:list-item>
        <text:list-item>
          <text:p text:style-name="P7">Emergency Evacuation and Casualty Handling</text:p>
        </text:list-item>
        <text:list-item>
          <text:p text:style-name="P7">Workplace Safety Auditing</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Z"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NZ"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ListLabel_20_1" style:display-name="ListLabel 1" style:family="text">
      <style:text-properties style:font-name-complex="Courier New1"/>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meta:initial-creator>
    <dc:creator>Phil</dc:creator>
    <meta:editing-cycles>2</meta:editing-cycles>
    <meta:creation-date>2015-01-17T22:26:00</meta:creation-date>
    <dc:date>2015-01-17T22:26:00</dc:date>
    <meta:editing-duration>P0D</meta:editing-duration>
    <meta:generator>OpenOffice/4.1.1$Win32 OpenOffice.org_project/411m6$Build-9775</meta:generator>
    <meta:document-statistic meta:table-count="0" meta:image-count="0" meta:object-count="0" meta:page-count="2" meta:paragraph-count="45" meta:word-count="601" meta:character-count="399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